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434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f(x)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float" office:value="304" table:formula="msoxl:=$F$3*A4*A4+$F$4*A4+$F$5" table:style-name="ce1">
            <text:p>304</text:p>
          </table:table-cell>
          <table:table-cell table:number-columns-repeated="2" table:style-name="ce1"/>
          <table:table-cell office:value-type="string" table:style-name="ce1">
            <text:p>b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-19" table:style-name="ce1">
            <text:p>-19</text:p>
          </table:table-cell>
          <table:table-cell office:value-type="float" office:value="270" table:formula="msoxl:=$F$3*A5*A5+$F$4*A5+$F$5" table:style-name="ce1">
            <text:p>270</text:p>
          </table:table-cell>
          <table:table-cell table:number-columns-repeated="2" table:style-name="ce1"/>
          <table:table-cell office:value-type="string" table:style-name="ce1">
            <text:p>c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-18" table:style-name="ce1">
            <text:p>-18</text:p>
          </table:table-cell>
          <table:table-cell office:value-type="float" office:value="238" table:formula="msoxl:=$F$3*A6*A6+$F$4*A6+$F$5" table:style-name="ce1">
            <text:p>238</text:p>
          </table:table-cell>
          <table:table-cell table:number-columns-repeated="16382" table:style-name="ce1"/>
        </table:table-row>
        <table:table-row table:style-name="ro1">
          <table:table-cell office:value-type="float" office:value="-17" table:style-name="ce1">
            <text:p>-17</text:p>
          </table:table-cell>
          <table:table-cell office:value-type="float" office:value="208" table:formula="msoxl:=$F$3*A7*A7+$F$4*A7+$F$5" table:style-name="ce1">
            <text:p>208</text:p>
          </table:table-cell>
          <table:table-cell table:number-columns-repeated="2" table:style-name="ce1"/>
          <table:table-cell office:value-type="string" office:string-value="1x²+5x+4" table:formula="msoxl:=F3&amp;&quot;x²+&quot;&amp;F4&amp;&quot;x+&quot;&amp;F5" table:style-name="ce2">
            <text:p>1x²+5x+4</text:p>
          </table:table-cell>
          <table:table-cell table:number-columns-repeated="16379" table:style-name="ce1"/>
        </table:table-row>
        <table:table-row table:style-name="ro1">
          <table:table-cell office:value-type="float" office:value="-16" table:style-name="ce1">
            <text:p>-16</text:p>
          </table:table-cell>
          <table:table-cell office:value-type="float" office:value="180" table:formula="msoxl:=$F$3*A8*A8+$F$4*A8+$F$5" table:style-name="ce1">
            <text:p>180</text:p>
          </table:table-cell>
          <table:table-cell table:number-columns-repeated="16382" table:style-name="ce1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4" table:formula="msoxl:=$F$3*A9*A9+$F$4*A9+$F$5" table:style-name="ce1">
            <text:p>154</text:p>
          </table:table-cell>
          <table:table-cell table:number-columns-repeated="4" table:style-name="ce1"/>
          <table:table-cell table:style-name="ce1">
            <draw:frame draw:z-index="1" draw:id="id0" draw:style-name="a0" draw:name="1 Gráfico" svg:x="0.60417in" svg:y="0.0416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-14" table:style-name="ce1">
            <text:p>-14</text:p>
          </table:table-cell>
          <table:table-cell office:value-type="float" office:value="130" table:formula="msoxl:=$F$3*A10*A10+$F$4*A10+$F$5" table:style-name="ce1">
            <text:p>130</text:p>
          </table:table-cell>
          <table:table-cell table:number-columns-repeated="16382" table:style-name="ce1"/>
        </table:table-row>
        <table:table-row table:style-name="ro1">
          <table:table-cell office:value-type="float" office:value="-13" table:style-name="ce1">
            <text:p>-13</text:p>
          </table:table-cell>
          <table:table-cell office:value-type="float" office:value="108" table:formula="msoxl:=$F$3*A11*A11+$F$4*A11+$F$5" table:style-name="ce1">
            <text:p>108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-1" table:formula="msoxl:=(-F4+SQRT(F4*F4-(4*F3*F5)))/(2*F3)" table:style-name="ce1">
            <text:p>-1</text:p>
          </table:table-cell>
          <table:table-cell table:number-columns-repeated="16379" table:style-name="ce1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88" table:formula="msoxl:=$F$3*A12*A12+$F$4*A12+$F$5" table:style-name="ce1">
            <text:p>88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-4" table:formula="msoxl:=(-F4-SQRT(F4*F4-(4*F3*F5)))/(2*F3)" table:style-name="ce1">
            <text:p>-4</text:p>
          </table:table-cell>
          <table:table-cell table:number-columns-repeated="16379" table:style-name="ce1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70" table:formula="msoxl:=$F$3*A13*A13+$F$4*A13+$F$5" table:style-name="ce1">
            <text:p>70</text:p>
          </table:table-cell>
          <table:table-cell table:number-columns-repeated="16382" table:style-name="ce1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54" table:formula="msoxl:=$F$3*A14*A14+$F$4*A14+$F$5" table:style-name="ce1">
            <text:p>54</text:p>
          </table:table-cell>
          <table:table-cell table:number-columns-repeated="16382" table:style-name="ce1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40" table:formula="msoxl:=$F$3*A15*A15+$F$4*A15+$F$5" table:style-name="ce1">
            <text:p>40</text:p>
          </table:table-cell>
          <table:table-cell table:number-columns-repeated="16382" table:style-name="ce1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28" table:formula="msoxl:=$F$3*A16*A16+$F$4*A16+$F$5" table:style-name="ce1">
            <text:p>28</text:p>
          </table:table-cell>
          <table:table-cell table:number-columns-repeated="16382" table:style-name="ce1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18" table:formula="msoxl:=$F$3*A17*A17+$F$4*A17+$F$5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10" table:formula="msoxl:=$F$3*A18*A18+$F$4*A18+$F$5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4" table:formula="msoxl:=$F$3*A19*A19+$F$4*A19+$F$5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formula="msoxl:=$F$3*A20*A20+$F$4*A20+$F$5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2" table:formula="msoxl:=$F$3*A21*A21+$F$4*A21+$F$5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2" table:formula="msoxl:=$F$3*A22*A22+$F$4*A22+$F$5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0" table:formula="msoxl:=$F$3*A23*A23+$F$4*A23+$F$5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" table:formula="msoxl:=$F$3*A24*A24+$F$4*A24+$F$5" table:style-name="ce1">
            <text:p>4</text:p>
          </table:table-cell>
          <table:table-cell table:number-columns-repeated="16382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umno03</meta:initial-creator>
    <dc:creator>Alumno10</dc:creator>
    <meta:creation-date>2019-04-29T07:42:51Z</meta:creation-date>
    <dc:date>2019-05-02T10:25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f(x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Hoja1.$B$3" chart:values-cell-range-address="Hoja1.$B$4:.$B$24" chart:class="chart:scatter" chart:attached-axis="primary-y" chart:style-name="G0S0">
            <chart:domain table:cell-range-address="Hoja1.$A$4:.$A$24"/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